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06bb"/>
    </style:style>
    <style:style style:name="P2" style:family="paragraph" style:parent-style-name="Standard">
      <style:paragraph-properties fo:text-align="start" style:justify-single-word="false"/>
      <style:text-properties officeooo:paragraph-rsid="001906bb"/>
    </style:style>
    <style:style style:name="P3" style:family="paragraph" style:parent-style-name="Standard">
      <style:paragraph-properties fo:text-align="start" style:justify-single-word="false"/>
      <style:text-properties officeooo:paragraph-rsid="001a8ac7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906bb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a8ac7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5b5a3" officeooo:paragraph-rsid="001a8ac7"/>
    </style:style>
    <style:style style:name="T1" style:family="text">
      <style:text-properties style:text-position="super 58%"/>
    </style:style>
    <style:style style:name="T2" style:family="text">
      <style:text-properties officeooo:rsid="000ca241"/>
    </style:style>
    <style:style style:name="T3" style:family="text">
      <style:text-properties officeooo:rsid="001906bb"/>
    </style:style>
    <style:style style:name="T4" style:family="text">
      <style:text-properties officeooo:rsid="001b1f58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2.02" style:data-style-name="N0">2.02</text:variable-set>: Frames of Reference</text:p>
      <text:p text:style-name="P2"/>
      <text:list xml:id="list5740526967636152884" text:style-name="L1">
        <text:list-item>
          <text:p text:style-name="P4">George is riding his bicycle to the east at 10 m/s. <text:s/>He sees a car, 100 meters away, coming toward him at <text:span text:style-name="T3">2</text:span>0 m/s. <text:s/>How long does George have to react in order to avoid a collisio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34107839178581" text:continue-numbering="true" text:style-name="L1">
        <text:list-item>
          <text:p text:style-name="P4">Monique leaves her house and walks to school at a rate of <text:span text:style-name="T3">1</text:span>.5 m/s. <text:s/>At the same time, Rick leaves the school and walks toward Monique's house at a speed of 2 m/s. <text:s/>Monique's house is 1<text:span text:style-name="T3">4</text:span>00 meters from the school.</text:p>
          <text:list>
            <text:list-item>
              <text:p text:style-name="P4">How long does it take for Monique and Rick to mee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108798099138" text:continue-numbering="true" text:style-name="L1">
        <text:list-item>
          <text:list>
            <text:list-item>
              <text:p text:style-name="P4">How far from Monique's house do they meet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34107584412019" text:continue-numbering="true" text:style-name="L1">
        <text:list-item>
          <text:p text:style-name="P4">Ernest, a police officer, is in pursuit of a car that has been stolen by the <text:span text:style-name="T4">notorious</text:span> criminal Bert. <text:s/>Bert is 5 km ahead of the police car. <text:s/>Bert drives <text:span text:style-name="T3">2</text:span>0 m/s, and the <text:span text:style-name="T2">Ernest</text:span> is catching up by driving 4<text:span text:style-name="T3">0</text:span> m/s. <text:s/></text:p>
          <text:list>
            <text:list-item>
              <text:p text:style-name="P4">How long does it take for Ernest to catch up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107974812563" text:continue-numbering="true" text:style-name="L1">
        <text:list-item>
          <text:list>
            <text:list-item>
              <text:p text:style-name="P4">How far does the Bert drive during that tim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108867270231" text:continue-numbering="true" text:style-name="L1">
        <text:list-item>
          <text:list>
            <text:list-item>
              <text:p text:style-name="P4">A car, coming from the other direction, driven by an innocent bystander named Zoey, is traveling <text:span text:style-name="T3">15</text:span> m/s. <text:s/>How fast does she see the thief go by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134107563677262" text:continue-numbering="true" text:style-name="L1">
        <text:list-item>
          <text:p text:style-name="P4">Billy-Bob is flying 100 m/s in a plane directly above a road. <text:s/>He sees a car driving in the same direction, <text:span text:style-name="T3">4</text:span>50 meters <text:span text:style-name="T2">in front of him</text:span>. <text:s/>It takes the plane 7.25 seconds to pass the car. <text:s/>How fast is the car driving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34109032267873" text:continue-numbering="true" text:style-name="L1">
        <text:list-item>
          <text:p text:style-name="P4">Louis is in a fighter plane, chasing an imperial Zero fighter near Hawaii. <text:s/>He is flying <text:span text:style-name="T3">5</text:span>0 m/s, and his guns have a forward velocity of 300 m/s. <text:s/>He fires a single shot at the fighter, which is 450 m away. <text:s/>The Zero fighter is fleeing at a speed of 95 m/s.</text:p>
          <text:list>
            <text:list-item>
              <text:p text:style-name="P4">What is the speed of his bullet, as measured by an observer on the ground?</text:p>
            </text:list-item>
          </text:list>
        </text:list-item>
      </text:list>
      <text:p text:style-name="P2"/>
      <text:p text:style-name="P2"/>
      <text:p text:style-name="P2"/>
      <text:list xml:id="list134108050754163" text:continue-numbering="true" text:style-name="L1">
        <text:list-item>
          <text:list>
            <text:list-item>
              <text:p text:style-name="P4">What speed does the pilot of the Zero fighter see the bullet coming toward him at?</text:p>
            </text:list-item>
          </text:list>
        </text:list-item>
      </text:list>
      <text:p text:style-name="P2"/>
      <text:p text:style-name="P2"/>
      <text:p text:style-name="P2"/>
      <text:list xml:id="list134107359296459" text:continue-numbering="true" text:style-name="L1">
        <text:list-item>
          <text:list>
            <text:list-item>
              <text:p text:style-name="P4">How long does it take for the bullet to hit the imperial fighter?</text:p>
            </text:list-item>
          </text:list>
        </text:list-item>
      </text:list>
      <text:p text:style-name="P2"/>
      <text:p text:style-name="P2"/>
      <text:p text:style-name="P2"/>
      <text:list xml:id="list134107657155396" text:continue-numbering="true" text:style-name="L1">
        <text:list-item>
          <text:list>
            <text:list-item>
              <text:p text:style-name="P4">What is the total distance that the bullet travel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107170738200" text:continue-numbering="true" text:style-name="L1">
        <text:list-item>
          <text:list>
            <text:list-item>
              <text:p text:style-name="P5">What is the date that these events took place?</text:p>
            </text:list-item>
          </text:list>
        </text:list-item>
      </text:list>
      <text:p text:style-name="P3"/>
      <text:p text:style-name="P3"/>
      <text:p text:style-name="P3"/>
      <text:list xml:id="list134108940984255" text:continue-numbering="true" text:style-name="L1">
        <text:list-item>
          <text:p text:style-name="P6">Salma is swimming 40m west of the shore when she sees a shark 78m west of her. <text:s/>She attempts to swim to the shore at a speed of 5 m/s. <text:s/>The shark pursues her at a speed of 12 m/s. <text:s/>Does Salma make it to the shore safely? </text:p>
        </text:list-item>
      </text:list>
      <text:p text:style-name="P2"/>
      <text:p text:style-name="P2"/>
      <text:p text:style-name="P2"/>
      <text:p text:style-name="P2"/>
      <text:list xml:id="list134107069600068" text:continue-numbering="true" text:style-name="L1">
        <text:list-item>
          <text:list>
            <text:list-header>
              <text:p text:style-name="P4"/>
            </text:list-header>
          </text:list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409in" svg:y="-0.302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6-08-19T13:41:06.853750683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42:36.154145509</meta:creation-date>
    <meta:editing-duration>PT40S</meta:editing-duration>
    <meta:editing-cycles>7</meta:editing-cycles>
    <meta:generator>LibreOffice/4.3.7.2$Linux_X86_64 LibreOffice_project/430$Build-2</meta:generator>
    <meta:initial-creator>Jonas Williamson</meta:initial-creator>
    <dc:date>2016-08-19T13:41:06.762100789</dc:date>
    <meta:document-statistic meta:table-count="0" meta:image-count="2" meta:object-count="0" meta:page-count="2" meta:paragraph-count="19" meta:word-count="419" meta:character-count="2091" meta:non-whitespace-character-count="1654"/>
  </office:meta>
</office:document-meta>
</file>